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oto Sans Devanagari1" svg:font-family="'Noto Sans Devanagari'" style:font-family-generic="swiss"/>
    <style:font-face style:name="DejaVu Serif" svg:font-family="'DejaVu Serif'" style:font-family-generic="roman" style:font-pitch="variable"/>
    <style:font-face style:name="DejaVu Sans" svg:font-family="'DejaVu Sans'" style:font-family-generic="swiss" style:font-pitch="variable"/>
    <style:font-face style:name="Linux Biolinum" svg:font-family="'Linux Biolinum'"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Heading_20_1">
      <style:text-properties officeooo:rsid="0001d13c" officeooo:paragraph-rsid="0001d13c"/>
    </style:style>
    <style:style style:name="P2" style:family="paragraph" style:parent-style-name="Heading_20_1">
      <style:text-properties officeooo:rsid="0007e069" officeooo:paragraph-rsid="0007e069"/>
    </style:style>
    <style:style style:name="P3" style:family="paragraph" style:parent-style-name="Heading_20_1">
      <style:text-properties officeooo:rsid="000b3149" officeooo:paragraph-rsid="000b3149"/>
    </style:style>
    <style:style style:name="P4" style:family="paragraph" style:parent-style-name="Text_20_body">
      <style:text-properties officeooo:rsid="0001d13c" officeooo:paragraph-rsid="0001d13c"/>
    </style:style>
    <style:style style:name="P5" style:family="paragraph" style:parent-style-name="Text_20_body" style:list-style-name="L1">
      <style:text-properties officeooo:rsid="0001d13c" officeooo:paragraph-rsid="0001d13c"/>
    </style:style>
    <style:style style:name="P6" style:family="paragraph" style:parent-style-name="Text_20_body" style:list-style-name="L1">
      <style:text-properties officeooo:paragraph-rsid="0001d13c"/>
    </style:style>
    <style:style style:name="P7" style:family="paragraph" style:parent-style-name="Text_20_body" style:list-style-name="L1">
      <style:text-properties officeooo:rsid="00065b3b" officeooo:paragraph-rsid="00065b3b"/>
    </style:style>
    <style:style style:name="P8" style:family="paragraph" style:parent-style-name="Text_20_body" style:list-style-name="L1">
      <style:text-properties officeooo:rsid="00065b3b" officeooo:paragraph-rsid="0007e069"/>
    </style:style>
    <style:style style:name="P9" style:family="paragraph" style:parent-style-name="Text_20_body" style:list-style-name="L1">
      <style:text-properties officeooo:rsid="0007e069" officeooo:paragraph-rsid="0007e069"/>
    </style:style>
    <style:style style:name="P10" style:family="paragraph" style:parent-style-name="Text_20_body" style:list-style-name="L2">
      <style:text-properties officeooo:paragraph-rsid="0007e069"/>
    </style:style>
    <style:style style:name="P11" style:family="paragraph" style:parent-style-name="Text_20_body" style:list-style-name="L3">
      <style:text-properties officeooo:rsid="00090469" officeooo:paragraph-rsid="0009c39c"/>
    </style:style>
    <style:style style:name="P12" style:family="paragraph" style:parent-style-name="Text_20_body" style:list-style-name="L3">
      <style:text-properties officeooo:rsid="000a51cf" officeooo:paragraph-rsid="000a51cf"/>
    </style:style>
    <style:style style:name="P13" style:family="paragraph" style:parent-style-name="Text_20_body">
      <style:text-properties officeooo:rsid="000a51cf" officeooo:paragraph-rsid="000a51cf"/>
    </style:style>
    <style:style style:name="P14" style:family="paragraph" style:parent-style-name="Text_20_body" style:list-style-name="L4">
      <style:text-properties officeooo:rsid="000a51cf" officeooo:paragraph-rsid="000a51cf"/>
    </style:style>
    <style:style style:name="P15" style:family="paragraph" style:parent-style-name="Text_20_body" style:list-style-name="L5">
      <style:text-properties officeooo:paragraph-rsid="000b3149"/>
    </style:style>
    <style:style style:name="P16" style:family="paragraph" style:parent-style-name="Title">
      <style:text-properties officeooo:rsid="0001d13c" officeooo:paragraph-rsid="0001d13c"/>
    </style:style>
    <style:style style:name="T1" style:family="text">
      <style:text-properties officeooo:rsid="0001d13c"/>
    </style:style>
    <style:style style:name="T2" style:family="text">
      <style:text-properties style:text-underline-style="solid" style:text-underline-width="auto" style:text-underline-color="font-color"/>
    </style:style>
    <style:style style:name="T3" style:family="text">
      <style:text-properties officeooo:rsid="0009c39c"/>
    </style:style>
    <style:style style:name="T4" style:family="text">
      <style:text-properties officeooo:rsid="000b3149"/>
    </style:style>
    <text:list-style style:name="L1">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SPP Übung 3</text:p>
      <text:p text:style-name="Subtitle"><text:tab/><text:span text:style-name="T1">Quang Duy Nguyen, Egemen Ulutürk, Leonard Bongard</text:span></text:p>
      <text:h text:style-name="P1" text:outline-level="1">Aufgabe 1</text:h>
      <text:list xml:id="list2591332672" text:style-name="L1">
        <text:list-item>
          <text:p text:style-name="P6"><text:tab/><text:span text:style-name="T1">5 Wäscheladungen sequentiell ausführen</text:span></text:p>
          <text:list>
            <text:list-item>
              <text:list>
                <text:list-header>
                  <text:p text:style-name="P5">while(noch_Wäsche_übrig){</text:p>
                </text:list-header>
              </text:list>
            </text:list-item>
          </text:list>
        </text:list-item>
      </text:list>
      <text:p text:style-name="P4"><text:tab/><text:tab/><text:tab/>wasche();</text:p>
      <text:p text:style-name="P4"><text:tab/><text:tab/><text:tab/>trockne();</text:p>
      <text:p text:style-name="P4"><text:tab/><text:tab/><text:tab/>bügel();</text:p>
      <text:p text:style-name="P4"><text:tab/><text:tab/>}</text:p>
      <text:p text:style-name="P4"><text:tab/>also brauchen wir pro Wäsche die zu waschen ist 3 Stunden. Wenn wir also <text:tab/>5 Wäschen haben, brauchen wir <text:span text:style-name="T2">3*5=15</text:span> Stunden.</text:p>
      <text:list xml:id="list151020644796200" text:continue-numbering="true" text:style-name="L1">
        <text:list-item>
          <text:p text:style-name="P5">Als erster prüft man ob man mehr Wäschen als Waschmaschinen hat.</text:p>
          <text:p text:style-name="P6"><text:span text:style-name="T1">Wenn ja: werden solange es noch wäschen gibt die Wäschen an die Waschmaschienen verteilt. Wenn es keine Wäsche mehr gibt, dann werden die restlichen Waschmaschienenbesitzer nicht mehr gefragt ob sie wäsche waschen können</text:span></text:p>
          <text:p text:style-name="P7">Wenn nein: Dann werden nacheinander die Wäschen an alle Wäscher verteilt. Wenn dann die Wäschen fertig sind, dann kommen die Wäscher wieder und fragen nach weiteren Wäschen. Dieser Schritt wiederholt sich solange, bis es keine Wäschen mehr gibt.</text:p>
          <text:p text:style-name="P7">//TODO SCHEMA DER ARBEITSTEILUNG BENENNEN</text:p>
          <text:p text:style-name="P7">Wie lange dauern 5 Wäschen machen mindestens mit Freunden (sequentiell)</text:p>
          <text:p text:style-name="P7">1 weiterer Freund: Muss jeder min 2mal und einer auch 3mal. Also ist die min Laufzeit: 3*3=9</text:p>
          <text:p text:style-name="P7"><text:s/>ab 2-4 Freunden: Muss jeder min 1mal und manche auch 2mal. Also ist die min Laufzeit: 2*3=6</text:p>
          <text:p text:style-name="P7">ab 5 Freunden: Muss solange noch wäschen übrig sind 1 mal waschen. Also ist die min Laufzeit: 1*3=3</text:p>
          <text:p text:style-name="P7"/>
        </text:list-item>
        <text:list-item>
          <text:p text:style-name="P9"><text:soft-page-break/>parallisiert alleine arbeiten.</text:p>
          <text:p text:style-name="P9">Wir fangen an eine wäsche zu waschen. Nachdem die erste Wäsche gewaschen ist, kommt sie in den Trockner und gleichzeitig können wir mit der nächsten Wäsche anfangen. Nach dem Trockner fertig ist, können wir anfangen zu bügeln, die nächste Wäsche in den Trockner werfen und noch eine Wäsche anfangen, so kann nacheinander parallisiert werden.</text:p>
          <text:p text:style-name="P8">//TODO SCHEMA DER ARBEITSTEILUNG BENENNEN</text:p>
          <text:p text:style-name="P9">Die Arbeit dauert min <text:span text:style-name="T2">3+1+1 = 5 Stunden</text:span>. Für jede Wäsche kommt eine Stunde hinzu.</text:p>
        </text:list-item>
      </text:list>
      <text:h text:style-name="P2" text:outline-level="1">Aufgabe 2</text:h>
      <text:list xml:id="list2715171887" text:style-name="L2">
        <text:list-header>
          <text:p text:style-name="P10"/>
        </text:list-header>
      </text:list>
      <text:list xml:id="list4236248408" text:style-name="L3">
        <text:list-item>
          <text:p text:style-name="P11">Alle stehen im Kreis: <text:span text:style-name="T3">tc(Komm mit nachbarn)+ta+tc(jeder zweite Komm mit anderen Nachbarn)+ta+t <text:s text:c="68"/>c(gib Ergebnis an Nachbarn weiter)+tc(gib Ergebnis an Nachbarn weiter) +ta (Rechne beide Seiten des Kreises zusammen</text:span></text:p>
        </text:list-item>
        <text:list-item>
          <text:p text:style-name="P12">Alle stehen in einem 4 x 2 Gitter: tc(Komm mit Nachbarn in der Zeile des Gitters(wo 4 Leute stehen)) + ta + tc(Komm mit Nachbar in der 4er Zeile) + ta + tc(Komm mit den Leuten aus der anderen 4er zeile) +ta</text:p>
        </text:list-item>
      </text:list>
      <text:p text:style-name="P13"><text:tab/>//TODO Abbildungen davon malen. <text:span text:style-name="T4">Ich mache das auf meinem Tablet</text:span></text:p>
      <text:p text:style-name="P13"/>
      <text:h text:style-name="P3" text:outline-level="1">Aufgabe 3</text:h>
      <text:list xml:id="list4020527412" text:style-name="L5">
        <text:list-item>
          <text:p text:style-name="P15"/>
        </text:list-item>
      </text:list>
      <text:list xml:id="list3838595977" text:style-name="L4">
        <text:list-header>
          <text:p text:style-name="P14"/>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oto Sans Devanagari1" svg:font-family="'Noto Sans Devanagari'" style:font-family-generic="swiss"/>
    <style:font-face style:name="DejaVu Serif" svg:font-family="'DejaVu Serif'" style:font-family-generic="roman" style:font-pitch="variable"/>
    <style:font-face style:name="DejaVu Sans" svg:font-family="'DejaVu Sans'" style:font-family-generic="swiss" style:font-pitch="variable"/>
    <style:font-face style:name="Linux Biolinum" svg:font-family="'Linux Biolinum'"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DejaVu Serif" fo:font-size="12pt" fo:language="de" fo:country="DE" style:letter-kerning="true" style:font-name-asian="Linux Biolinum"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DejaVu Serif" fo:font-size="12pt" fo:language="de" fo:country="DE" style:letter-kerning="true" style:font-name-asian="Linux Biolinum"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DejaVu Sans" fo:font-family="'DejaVu Sans'" style:font-family-generic="swiss" style:font-pitch="variable" fo:font-size="14pt" style:font-name-asian="Linux Biolinum" style:font-family-asian="'Linux Biolinum'"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15T13:59:29.200253081</meta:creation-date>
    <dc:date>2019-01-15T15:07:49.812668717</dc:date>
    <meta:editing-duration>PT34M56S</meta:editing-duration>
    <meta:editing-cycles>7</meta:editing-cycles>
    <meta:generator>LibreOffice/6.0.7.3.0$Linux_X86_64 LibreOffice_project/00m0$Build-3</meta:generator>
    <meta:document-statistic meta:table-count="0" meta:image-count="0" meta:object-count="0" meta:page-count="2" meta:paragraph-count="28" meta:word-count="358" meta:character-count="2289" meta:non-whitespace-character-count="1879"/>
  </office:meta>
</office:document-meta>
</file>